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2.786cm" svg:height="0.98cm" svg:x="3.018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2.786cm" svg:height="0.98cm" svg:x="2.437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142cm" svg:height="0.83cm" svg:x="2.351cm" svg:y="12.256cm">
          <text:p text:style-name="P1"><text:span text:style-name="T1">…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5.541cm" svg:height="4.311cm" svg:x="2.042cm" svg:y="1.556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4.091cm" svg:y="2.412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8" draw:text-style-name="P1" draw:layer="layout" svg:x1="7.592cm" svg:y1="3.739cm" svg:x2="8.541cm" svg:y2="3.739cm">
            <text:p/>
          </draw:line>
          <draw:line draw:style-name="gr8" draw:text-style-name="P1" draw:layer="layout" svg:x1="11.849cm" svg:y1="3.538cm" svg:x2="14.149cm" svg:y2="3.538cm">
            <text:p/>
          </draw:line>
          <draw:line draw:style-name="gr8" draw:text-style-name="P1" draw:layer="layout" svg:x1="15.472cm" svg:y1="4.659cm" svg:x2="15.53cm" svg:y2="5.723cm">
            <text:p/>
          </draw:line>
        </draw:g>
      </draw:page>
      <draw:page draw:name="page3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1" draw:layer="layout" svg:width="17.146cm" svg:height="4.311cm" svg:x="1.593cm" svg:y="7.194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7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</text:p>
          <text:p text:style-name="P1">портала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5.301cm" svg:y1="12.944cm" svg:x2="5.301cm" svg:y2="11.543cm">
          <text:p/>
        </draw:line>
        <draw:line draw:style-name="gr8" draw:text-style-name="P1" draw:layer="layout" svg:x1="5.26cm" svg:y1="15.068cm" svg:x2="5.26cm" svg:y2="17.811cm">
          <text:p/>
        </draw:line>
        <draw:line draw:style-name="gr8" draw:text-style-name="P1" draw:layer="layout" svg:x1="9.355cm" svg:y1="19.395cm" svg:x2="7.551cm" svg:y2="19.392cm">
          <text:p/>
        </draw:line>
        <draw:line draw:style-name="gr8" draw:text-style-name="P1" draw:layer="layout" svg:x1="10.465cm" svg:y1="20.505cm" svg:x2="10.465cm" svg:y2="23.576cm">
          <text:p/>
        </draw:line>
        <draw:line draw:style-name="gr8" draw:text-style-name="P1" draw:layer="layout" svg:x1="8.103cm" svg:y1="25.136cm" svg:x2="6.756cm" svg:y2="25.136cm">
          <text:p/>
        </draw:line>
        <draw:line draw:style-name="gr8" draw:text-style-name="P1" draw:layer="layout" svg:x1="11.741cm" svg:y1="19.419cm" svg:x2="12.709cm" svg:y2="19.419cm">
          <text:p/>
        </draw:line>
        <draw:line draw:style-name="gr9" draw:text-style-name="P1" draw:layer="layout" svg:x1="15.359cm" svg:y1="20.94cm" svg:x2="15.359cm" svg:y2="25.909cm">
          <text:p text:style-name="P1">К клиенту...</text:p>
        </draw:line>
      </draw:page>
      <draw:page draw:name="page4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Win32 OpenOffice.org_project/300m9$Build-9358</meta:generator>
    <dc:date>2009-01-20T12:56:47.34</dc:date>
    <dc:creator>eav eav</dc:creator>
    <meta:editing-duration>PT01H00M21S</meta:editing-duration>
    <meta:editing-cycles>39</meta:editing-cycles>
    <meta:document-statistic meta:object-count="39"/>
    <meta:user-defined meta:name="Поле 1"/>
    <meta:user-defined meta:name="Поле 2"/>
    <meta:user-defined meta:name="Поле 3"/>
    <meta:user-defined meta:name="Поле 4"/>
  </office:meta>
</office:document-meta>
</file>